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text-align="start" style:justify-single-word="false"/>
      <style:text-properties style:font-name="Open Sans" officeooo:paragraph-rsid="0019cd0a"/>
    </style:style>
    <style:style style:name="P2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start" style:justify-single-word="false"/>
      <style:text-properties officeooo:paragraph-rsid="0019cd0a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1fdbd4" officeooo:paragraph-rsid="001fdbd4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Open Sans" officeooo:paragraph-rsid="001fdbd4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Open Sans" officeooo:paragraph-rsid="0019cd0a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Open Sans" officeooo:paragraph-rsid="002301fc"/>
    </style:style>
    <style:style style:name="P9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1fdbd4" officeooo:paragraph-rsid="001fdbd4" style:font-weight-asian="bold" style:font-weight-complex="bold"/>
    </style:style>
    <style:style style:name="P10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1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bd4" style:font-weight-asian="bold" style:font-weight-complex="bold"/>
    </style:style>
    <style:style style:name="T3" style:family="text">
      <style:text-properties officeooo:rsid="001fdbd4"/>
    </style:style>
    <style:style style:name="T4" style:family="text">
      <style:text-properties fo:font-weight="normal" officeooo:rsid="001fdbd4" style:font-weight-asian="normal" style:font-weight-complex="normal"/>
    </style:style>
    <style:style style:name="T5" style:family="text">
      <style:text-properties fo:font-weight="normal" officeooo:rsid="002301fc" style:font-weight-asian="normal" style:font-weight-complex="normal"/>
    </style:style>
    <style:style style:name="T6" style:family="text">
      <style:text-properties style:font-name="Open Sans"/>
    </style:style>
    <style:style style:name="T7" style:family="text">
      <style:text-properties style:font-name="Open Sans" officeooo:rsid="001fdbd4"/>
    </style:style>
    <style:style style:name="T8" style:family="text">
      <style:text-properties style:font-name="Open Sans" fo:font-weight="bold" officeooo:rsid="001fdbd4" style:font-weight-asian="bold" style:font-weight-complex="bold"/>
    </style:style>
    <style:style style:name="T9" style:family="text">
      <style:text-properties style:font-name="Open Sans" fo:font-style="italic" officeooo:rsid="001fdbd4" style:font-style-asian="italic" style:font-style-complex="italic"/>
    </style:style>
    <style:style style:name="T10" style:family="text">
      <style:text-properties style:font-name="Open Sans" fo:font-style="normal" officeooo:rsid="001fdbd4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air Sum</text:p>
      <text:p text:style-name="P2">Time limit: 1 sec</text:p>
      <text:p text:style-name="P1"><text:tab/><text:span text:style-name="T3">A very simple problem to explain. Given an array </text:span><text:span text:style-name="T1">A</text:span> <text:span text:style-name="T3">of integers, your task is to find every pair of two elements </text:span><text:span text:style-name="T2">A[i]</text:span><text:span text:style-name="T3"> and </text:span><text:span text:style-name="T2">A[j]</text:span><text:span text:style-name="T3"> such that their summation equal to a given query value. There will be multiple query values. For each query, you have to identify if there exists such pair.</text:span></text:p>
      <text:p text:style-name="P1"/>
      <text:h text:style-name="P10" text:outline-level="1">Input</text:h>
      <text:list xml:id="list5722924214919628246" text:style-name="L1">
        <text:list-item>
          <text:p text:style-name="P6">The first line of input contains two integers <text:span text:style-name="T2">N</text:span><draw:frame draw:style-name="fr1" draw:name="1" text:anchor-type="as-char" svg:y="-0.1598in" svg:width="1.1602in" svg:height="0.205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and <text:span text:style-name="T1">M</text:span><draw:frame draw:style-name="fr1" draw:name="Object1" text:anchor-type="as-char" svg:y="-0.1598in" svg:width="0.9181in" svg:height="0.2055in" draw:z-index="1"><draw:object xlink:href="./Object 2" xlink:type="simple" xlink:show="embed" xlink:actuate="onLoad"/><draw:image xlink:href="./ObjectReplacements/Object 2" xlink:type="simple" xlink:show="embed" xlink:actuate="onLoad"/></draw:frame> representing the <text:span text:style-name="T3">number of element in the array and the number of query</text:span>.</text:p>
        </text:list-item>
        <text:list-item>
          <text:p text:style-name="P6"><text:span text:style-name="T3">The second line contains </text:span><text:span text:style-name="T2">N</text:span><text:span text:style-name="T3"> integers representing the value in the array </text:span><text:span text:style-name="T2">A</text:span><text:span text:style-name="T4">. </text:span><text:span text:style-name="T5">Each integer is non-negative that does not exceed 1,000,000.</text:span></text:p>
        </text:list-item>
        <text:list-item>
          <text:p text:style-name="P8"><text:span text:style-name="T4">The</text:span> <text:span text:style-name="T3">third line contains </text:span><text:span text:style-name="T2">M</text:span><text:span text:style-name="T3"> integers representing the queries. </text:span><text:span text:style-name="T5">Each integer is non-negative that does not exceed 1,000,000.</text:span></text:p>
          <text:p text:style-name="P7"/>
        </text:list-item>
      </text:list>
      <text:h text:style-name="P10" text:outline-level="1">Output</text:h>
      <text:p text:style-name="P3"><text:span text:style-name="T6"><text:tab/></text:span><text:span text:style-name="T7">There must be exactly </text:span><text:span text:style-name="T8">M</text:span><text:span text:style-name="T7"> lines. Each line contains a word “</text:span><text:span text:style-name="T10">YES</text:span><text:span text:style-name="T7">” or “NO” depends on if there exists a pair of elements of A the sum of which equal to each query respectively.</text:span></text:p>
      <text:h text:style-name="P10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Output</text:p>
          </table:table-cell>
        </table:table-row>
        <table:table-row table:style-name="Table1.1">
          <table:table-cell table:style-name="Table1.A1" office:value-type="string">
            <text:p text:style-name="P5">4 5</text:p>
            <text:p text:style-name="P5">101 92 15 43</text:p>
            <text:p text:style-name="P5">193 194 192 58 59</text:p>
          </table:table-cell>
          <table:table-cell table:style-name="Table1.A1" office:value-type="string">
            <text:p text:style-name="P5">YES</text:p>
            <text:p text:style-name="P5">NO</text:p>
            <text:p text:style-name="P5">NO</text:p>
            <text:p text:style-name="P5">YES</text:p>
            <text:p text:style-name="P5">NO</text:p>
          </table:table-cell>
        </table:table-row>
      </table:table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09T23:51:58.019651255</dc:date>
    <meta:editing-duration>PT13M5S</meta:editing-duration>
    <meta:editing-cycles>10</meta:editing-cycles>
    <meta:print-date>2014-09-09T23:50:22.741847462</meta:print-date>
    <meta:document-statistic meta:table-count="1" meta:image-count="0" meta:object-count="2" meta:page-count="1" meta:paragraph-count="21" meta:word-count="181" meta:character-count="940" meta:non-whitespace-character-count="780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n>1</mn>
          <mi>≤</mi>
          <mi>N</mi>
          <mi>≤</mi>
          <mn>100</mn>
          <mn>000</mn>
        </mrow>
      </mrow>
      <mo fence="true" stretchy="true">)</mo>
    </mrow>
    <annotation encoding="StarMath 5.0">left ( 1 ≤ N ≤ 100 000 right )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n>1</mn>
          <mi>≤</mi>
          <mi>M</mi>
          <mi>≤</mi>
          <mn>100</mn>
        </mrow>
      </mrow>
      <mo fence="true" stretchy="true">)</mo>
    </mrow>
    <annotation encoding="StarMath 5.0">left (1≤M≤100 right )</annotation>
  </semantics>
</math>
</file>